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85500000640FD66D561.png" manifest:media-type=""/>
  <manifest:file-entry manifest:full-path="Pictures/1000000000000855000006409BACD830.png" manifest:media-type=""/>
  <manifest:file-entry manifest:full-path="Pictures/100002010000085500000640E5F295B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697cm" fo:min-width="19.82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gr4" style:family="graphic" style:parent-style-name="standard">
      <style:graphic-properties draw:ole-draw-aspect="1"/>
    </style:style>
    <style:style style:name="pr1" style:family="presentation" style:parent-style-name="Default_20_2-notes">
      <style:graphic-properties draw:fill-color="#ffffff" draw:auto-grow-height="true" fo:min-height="12.573cm"/>
    </style:style>
    <style:style style:name="pr2" style:family="presentation" style:parent-style-name="Default_20_1-notes" style:list-style-name="L1">
      <style:graphic-properties draw:fill-color="#ffffff" draw:auto-grow-height="true" fo:min-height="12.573cm"/>
    </style:style>
    <style:style style:name="pr3" style:family="presentation" style:parent-style-name="Default-outline1">
      <style:graphic-properties draw:auto-grow-height="true" fo:min-height="13.4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173cm"/>
    </style:style>
    <style:style style:name="pr6" style:family="presentation" style:parent-style-name="Default-outline1">
      <style:graphic-properties fo:min-height="13.435cm"/>
    </style:style>
    <style:style style:name="pr7" style:family="presentation" style:parent-style-name="Default-title">
      <style:graphic-properties draw:auto-grow-height="true" fo:min-height="3.173cm"/>
    </style:style>
    <style:style style:name="pr8" style:family="presentation" style:parent-style-name="Default-subtitle">
      <style:graphic-properties draw:fill-color="#ffffff" fo:min-height="10.34cm"/>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start"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text-indent="0cm"/>
    </style:style>
    <style:style style:name="P5" style:family="paragraph">
      <style:text-properties fo:font-size="20pt"/>
    </style:style>
    <style:style style:name="P6" style:family="paragraph">
      <style:paragraph-properties fo:text-align="start"/>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1">
        <office:forms form:automatic-focus="false" form:apply-design-mode="false"/>
        <presentation:notes draw:style-name="dp2">
          <draw:page-thumbnail draw:style-name="gr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draw:style-name="gr2" draw:text-style-name="P2" draw:layer="layout" svg:width="20.955cm" svg:height="4.188cm" svg:x="3.175cm" svg:y="7.242cm">
          <draw:text-box>
            <text:p text:style-name="P1"><text:span text:style-name="T1">Replication between data centers with JBoss Data Grid</text:span></text:p>
          </draw:text-box>
        </draw:frame>
        <draw:frame draw:style-name="gr3" draw:text-style-name="P2" draw:layer="layout" svg:width="20.182cm" svg:height="2.783cm" svg:x="3.313cm" svg:y="12.065cm">
          <draw:text-box>
            <text:p text:style-name="P3"><text:span text:style-name="T2">Bela Ban, JBoss / Red Hat</text:span></text:p>
            <text:p text:style-name="P3"><text:span text:style-name="T2">June 2013</text:span></text:p>
          </draw:text-box>
        </draw:frame>
        <presentation:notes draw:style-name="dp2">
          <draw:page-thumbnail draw:style-name="gr1" draw:layer="layout" svg:width="13.968cm" svg:height="10.476cm" svg:x="3.81cm" svg:y="2.123cm" draw:page-number="2" presentation:class="page"/>
          <draw:frame presentation:style-name="pr2" draw:text-style-name="P4"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4" draw:layer="layout" svg:width="25.199cm" svg:height="13.435cm" svg:x="1.471cm" svg:y="6.145cm" presentation:class="outline">
          <draw:text-box>
            <text:list text:style-name="L2">
              <text:list-item>
                <text:p text:style-name="P4">What is replication between data centers ?</text:p>
              </text:list-item>
              <text:list-item>
                <text:p text:style-name="P4">What problems does it solve ?</text:p>
              </text:list-item>
              <text:list-item>
                <text:p text:style-name="P4">How is this done ?</text:p>
              </text:list-item>
              <text:list-item>
                <text:p text:style-name="P4">How do I set this up ?</text:p>
              </text:list-item>
              <text:list-item>
                <text:p text:style-name="P4">Do you have a demo that shows this in action ?</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Definitions</text:p>
          </draw:text-box>
        </draw:frame>
        <draw:frame presentation:style-name="pr6" draw:layer="layout" svg:width="25.199cm" svg:height="13.435cm" svg:x="1.471cm" svg:y="6.145cm" presentation:class="outline" presentation:user-transformed="true">
          <draw:text-box>
            <text:list text:style-name="L2">
              <text:list-item>
                <text:p><text:span text:style-name="T3">Data center</text:span> (<text:span text:style-name="T3">site</text:span>)</text:p>
                <text:list>
                  <text:list-item>
                    <text:p>A local cluster of N nodes in which data is stored redundantly on multiple nodes</text:p>
                  </text:list-item>
                </text:list>
              </text:list-item>
              <text:list-item>
                <text:p><text:span text:style-name="T3">Replication</text:span></text:p>
                <text:list>
                  <text:list-item>
                    <text:p>Sending changes to data to all nodes which have the data</text:p>
                  </text:list-item>
                </text:list>
              </text:list-item>
              <text:list-item>
                <text:p><text:span text:style-name="T3">xsite</text:span>: cross-site (traffic), e.g. replication between DCs</text:p>
              </text:list-item>
              <text:list-item>
                <text:p><text:span text:style-name="T3">JDG</text:span>: JBoss Data Grid, a cluster in which data is stored redundantly. (Productized Infinispan).</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5" draw:layer="layout" svg:width="25.199cm" svg:height="3.173cm" svg:x="1.4cm" svg:y="2.637cm" presentation:class="title">
          <draw:text-box>
            <text:p>What is replication between data centers ?</text:p>
          </draw:text-box>
        </draw:frame>
        <draw:frame draw:style-name="gr4" draw:layer="layout" svg:width="24.261cm" svg:height="14.252cm" svg:x="-0.012cm" svg:y="5.004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7" draw:layer="layout" svg:width="15.494cm" svg:height="3.173cm" svg:x="5.842cm" svg:y="7.241cm" presentation:class="title" presentation:user-transformed="true">
          <draw:text-box>
            <text:p>What problems does it solve ?</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4"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7" draw:layer="layout" svg:width="25.199cm" svg:height="3.173cm" svg:x="1.4cm" svg:y="2.637cm" presentation:class="title">
          <draw:text-box>
            <text:p>(1) Site failure</text:p>
          </draw:text-box>
        </draw:frame>
        <draw:frame presentation:style-name="pr8" draw:text-style-name="P6" draw:layer="layout" svg:width="25.199cm" svg:height="10.34cm" svg:x="1.496cm" svg:y="5.408cm" presentation:class="subtitle" presentation:user-transformed="true">
          <draw:text-box>
            <text:p text:style-name="P6">An entire site failing ? What are the chances of that ?</text:p>
            <text:p text:style-name="P6">Slim. But <text:span text:style-name="T4">if</text:span> it happens it can have a big (negative) impact on a company !</text:p>
            <text:p text:style-name="P6"/>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What can cause a site failure ?</text:p>
          </draw:text-box>
        </draw:frame>
        <draw:frame presentation:style-name="pr6" draw:layer="layout" svg:width="25.199cm" svg:height="13.435cm" svg:x="1.471cm" svg:y="6.145cm" presentation:class="outline" presentation:user-transformed="true">
          <draw:text-box>
            <text:list text:style-name="L2">
              <text:list-item>
                <text:p>All nodes crashing at the same time (very unlikely !)</text:p>
              </text:list-item>
              <text:list-item>
                <text:p>Switches/routers crashing, causing partitions</text:p>
                <text:list>
                  <text:list-item>
                    <text:p>If we favor CP in CAP, the site may turn read-only</text:p>
                  </text:list-item>
                </text:list>
              </text:list-item>
              <text:list-item>
                <text:p>Clients losing access to the site due to connectivity loss</text:p>
              </text:list-item>
              <text:list-item>
                <text:p>Catastrophic events</text:p>
                <text:list>
                  <text:list-item>
                    <text:p>Floods, hurricanes (Sandy), terrorist attacks (9/11)</text:p>
                    <text:list>
                      <text:list-item>
                        <text:p>Data centers under water (World Trade One by fire water)</text:p>
                      </text:list-item>
                      <text:list-item>
                        <text:p>Sandy flooded Lower Manhattan with corrosive saltwater</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layer="layout" svg:width="25.199cm" svg:height="3.173cm" svg:x="1.4cm" svg:y="2.637cm" presentation:class="title">
          <draw:text-box>
            <text:p>(2) Follow the sun</text:p>
          </draw:text-box>
        </draw:frame>
        <draw:frame presentation:style-name="pr6" draw:layer="layout" svg:width="25.199cm" svg:height="13.435cm" svg:x="1.471cm" svg:y="6.145cm" presentation:class="outline">
          <draw:text-box>
            <text:list text:style-name="L2">
              <text:list-item>
                <text:p>Not only data centers, but also client are located around the world</text:p>
                <text:list>
                  <text:list-item>
                    <text:p>E.g. clients in LON, BOS, SFO</text:p>
                  </text:list-item>
                  <text:list-item>
                    <text:p>First the LON clients are up, then BOS, then SFO</text:p>
                  </text:list-item>
                  <text:list-item>
                    <text:p>Clients want to access their <text:span text:style-name="T3">local</text:span> DC</text:p>
                    <text:list>
                      <text:list-item>
                        <text:p>A LON client accessing the SFO DC has latency of ~ 200ms</text:p>
                      </text:list-item>
                    </text:list>
                  </text:list-item>
                  <text:list-item>
                    <text:p>Requirements</text:p>
                    <text:list>
                      <text:list-item>
                        <text:p>Clients are directed to the data center closest to them</text:p>
                      </text:list-item>
                      <text:list-item>
                        <text:p>Follow the sun: only one DC is active at any time</text:p>
                        <text:list>
                          <text:list-item>
                            <text:p>Replication between active and passive DCs</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2-outline1">
      <style:graphic-properties draw:fill-color="#ffffff" draw:auto-grow-height="false" fo:min-height="13.86cm"/>
    </style:style>
    <style:style style:name="Mpr6" style:family="presentation" style:parent-style-name="Default_20_2-backgroundobjects">
      <style:graphic-properties draw:stroke="none" draw:fill="none" draw:fill-color="#ffffff" draw:auto-grow-height="false" fo:min-height="1.449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Default_20_1-backgroundobjects">
      <style:graphic-properties draw:stroke="none" draw:fill="none" draw:fill-color="#ffffff" draw:auto-grow-height="false" fo:min-height="1.449cm"/>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draw:style-name="Mgr3" draw:text-style-name="MP3" draw:layer="backgroundobjects" svg:width="28.002cm" svg:height="21cm" svg:x="0cm" svg:y="0cm">
        <draw:image xlink:href="Pictures/100002010000085500000640E5F295B3.png" xlink:type="simple" xlink:show="embed" xlink:actuate="onLoad">
          <text:p/>
        </draw:image>
      </draw:frame>
      <draw:frame presentation:style-name="Mpr1" draw:text-style-name="MP4" draw:layer="backgroundobjects" svg:width="25.199cm" svg:height="3.173cm" svg:x="1.4cm" svg:y="2.637cm" presentation:class="title">
        <draw:text-box>
          <text:p text:style-name="MP4">Click to edit the title text format</text:p>
        </draw:text-box>
      </draw:frame>
      <draw:frame presentation:style-name="Mpr2" draw:text-style-name="MP5" draw:layer="backgroundobjects" svg:width="25.199cm" svg:height="13.435cm" svg:x="1.471cm" svg:y="6.145cm" presentation:class="outline">
        <draw:text-box>
          <text:list text:style-name="ML2">
            <text:list-item>
              <text:p text:style-name="MP4">Click to edit the outline text format</text:p>
            </text:list-item>
          </text:list>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5" draw:text-style-name="MP5" draw:layer="backgroundobjects" svg:width="25.199cm" svg:height="13.859cm" svg:x="1.4cm" svg:y="4.914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3" draw:layer="backgroundobjects" svg:width="28.002cm" svg:height="21cm" svg:x="0cm" svg:y="0cm">
        <draw:image xlink:href="Pictures/1000000000000855000006409BACD830.pn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9" draw:text-style-name="MP7" draw:layer="backgroundobjects" svg:width="6.523cm" svg:height="1.448cm" svg:x="1.4cm" svg:y="19.131cm" presentation:class="date-time">
        <draw:text-box>
          <text:p text:style-name="MP7"><text:span text:style-name="MT1"><presentation:date-time/></text:span></text:p>
        </draw:text-box>
      </draw:frame>
      <draw:frame presentation:style-name="Mpr9" draw:text-style-name="MP8" draw:layer="backgroundobjects" svg:width="8.875cm" svg:height="1.448cm" svg:x="9.576cm" svg:y="19.131cm" presentation:class="footer">
        <draw:text-box>
          <text:p text:style-name="MP8"><text:span text:style-name="MT1"><presentation:footer/></text:span></text:p>
        </draw:text-box>
      </draw:frame>
      <draw:frame presentation:style-name="Mpr9" draw:text-style-name="MP9" draw:layer="backgroundobjects" svg:width="6.523cm" svg:height="1.448cm" svg:x="20.076cm" svg:y="19.131cm" presentation:class="page-number">
        <draw:text-box>
          <text:p text:style-name="MP9"><text:span text:style-name="MT1"><text:page-number>&lt;number&gt;</text:page-number></text:span></text:p>
        </draw:text-box>
      </draw:frame>
      <draw:frame draw:style-name="Mgr3" draw:text-style-name="MP3" draw:layer="backgroundobjects" svg:width="28.002cm" svg:height="21cm" svg:x="0cm" svg:y="0cm">
        <draw:image xlink:href="Pictures/100000000000085500000640FD66D561.png" xlink:type="simple" xlink:show="embed" xlink:actuate="onLoad">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7" draw:layer="backgroundobjects" svg:width="9.369cm" svg:height="1.396cm" svg:x="0cm" svg:y="0cm" presentation:class="header">
          <draw:text-box>
            <text:p text:style-name="MP7"><text:span text:style-name="MT1"><presentation:header/></text:span></text:p>
          </draw:text-box>
        </draw:frame>
        <draw:frame presentation:style-name="Mpr10" draw:text-style-name="MP9" draw:layer="backgroundobjects" svg:width="9.369cm" svg:height="1.396cm" svg:x="12.22cm" svg:y="0cm" presentation:class="date-time">
          <draw:text-box>
            <text:p text:style-name="MP9"><text:span text:style-name="MT1"><presentation:date-time/></text:span></text:p>
          </draw:text-box>
        </draw:frame>
        <draw:frame presentation:style-name="Mpr11" draw:text-style-name="MP7" draw:layer="backgroundobjects" svg:width="9.369cm" svg:height="1.396cm" svg:x="0cm" svg:y="26.543cm" presentation:class="footer">
          <draw:text-box>
            <text:p text:style-name="MP7"><text:span text:style-name="MT1"><presentation:footer/></text:span></text:p>
          </draw:text-box>
        </draw:frame>
        <draw:frame presentation:style-name="Mpr11"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initial-creator>adrienne yancey</meta:initial-creator>
    <meta:creation-date>2009-02-23T10:59:51</meta:creation-date>
    <dc:date>2013-04-23T17:59:23</dc:date>
    <dc:language>en-US</dc:language>
    <meta:editing-cycles>153</meta:editing-cycles>
    <meta:editing-duration>P2DT3H53M22S</meta:editing-duration>
    <meta:document-statistic meta:object-count="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opacity="20%" draw:textarea-horizontal-align="justify" draw:textarea-vertical-align="middle" draw:auto-grow-height="false" fo:min-height="0cm" fo:min-width="0cm" fo:wrap-option="no-wrap" draw:shadow-opacity="20%"/>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7da647" draw:opacity="50%" draw:textarea-horizontal-align="center" draw:textarea-vertical-align="middle" draw:shadow="hidden" draw:shadow-offset-x="0.152cm" draw:shadow-offset-y="0.152cm" draw:shadow-opacity="5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color="#7da647" draw:opacity="20%" draw:textarea-horizontal-align="center" draw:textarea-vertical-align="middle" draw:shadow="hidden" draw:shadow-offset-x="0.152cm" draw:shadow-offset-y="0.152cm" draw:shadow-opacity="20%"/>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color="#eb613d"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text-properties fo:font-style="normal" fo:font-weight="normal" style:font-style-asian="normal" style:font-weight-asian="normal" style:font-style-complex="normal" style:font-weight-complex="normal"/>
    </style:style>
    <style:style style:name="P4" style:family="paragraph">
      <style:text-properties style:text-outline="false" fo:font-style="normal" style:font-style-asian="normal" style:font-style-complex="normal"/>
    </style:style>
    <style:style style:name="P5" style:family="paragraph">
      <style:text-properties style:text-outline="false" fo:font-style="normal" fo:text-shadow="1pt 1pt" style:font-style-asian="normal" style:font-style-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outline="false"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57cm" svg:height="7.256cm" svg:x="14.782cm" svg:y="7.0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242cm" svg:height="6.901cm" svg:x="1.209cm" svg:y="7.0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gr3" draw:text-style-name="P1" draw:layer="layout" svg:width="1.234cm" svg:height="1.16cm" svg:x="7.132cm" svg:y="9.509cm">
          <text:p text:style-name="P1">A</text:p>
        </draw:ellipse>
        <draw:ellipse draw:style-name="gr3" draw:text-style-name="P1" draw:layer="layout" svg:width="1.234cm" svg:height="1.16cm" svg:x="3.322cm" svg:y="8.984cm">
          <text:p text:style-name="P1">B</text:p>
        </draw:ellipse>
        <draw:ellipse draw:style-name="gr3" draw:text-style-name="P1" draw:layer="layout" svg:width="1.234cm" svg:height="1.16cm" svg:x="4.965cm" svg:y="11.738cm">
          <text:p text:style-name="P1">C</text:p>
        </draw:ellipse>
        <draw:frame draw:style-name="gr4" draw:layer="layout" svg:width="1.806cm" svg:height="0.962cm" svg:x="5.614cm" svg:y="6.118cm">
          <draw:text-box>
            <text:p>LON</text:p>
          </draw:text-box>
        </draw:frame>
        <draw:ellipse draw:style-name="gr5" draw:text-style-name="P1" draw:layer="layout" svg:width="1.234cm" svg:height="1.16cm" svg:x="17.8cm" svg:y="8.476cm">
          <text:p text:style-name="P1">Z</text:p>
        </draw:ellipse>
        <draw:ellipse draw:style-name="gr5" draw:text-style-name="P1" draw:layer="layout" svg:width="1.234cm" svg:height="1.16cm" svg:x="16.911cm" svg:y="11.795cm">
          <text:p text:style-name="P1">X</text:p>
        </draw:ellipse>
        <draw:ellipse draw:style-name="gr5" draw:text-style-name="P1" draw:layer="layout" svg:width="1.234cm" svg:height="1.16cm" svg:x="21.203cm" svg:y="9.148cm">
          <text:p text:style-name="P1">Y</text:p>
        </draw:ellipse>
        <draw:frame draw:style-name="gr4" draw:layer="layout" svg:width="1.844cm" svg:height="0.962cm" svg:x="19.09cm" svg:y="6.121cm">
          <draw:text-box>
            <text:p>BOS</text:p>
          </draw:text-box>
        </draw:frame>
        <draw:rect draw:style-name="gr6" draw:text-style-name="P1" draw:layer="layout" svg:width="4.305cm" svg:height="1.505cm" svg:x="11.247cm" svg:y="4.891cm">
          <text:p text:style-name="P1">mod-cluster</text:p>
        </draw:rect>
        <draw:frame draw:style-name="gr4" draw:layer="layout" svg:width="2.437cm" svg:height="0.962cm" svg:x="12.102cm" svg:y="2.32cm">
          <draw:text-box>
            <text:p>Clients</text:p>
          </draw:text-box>
        </draw:frame>
        <draw:custom-shape draw:style-name="gr7" draw:text-style-name="P1" draw:layer="layout" svg:width="1.087cm" svg:height="1.63cm" svg:x="12.897cm" svg:y="3.1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3.052cm" svg:height="1.4cm" svg:x="11.288cm" svg:y="10.158cm">
          <text:p text:style-name="P2"><text:span text:style-name="T1">replic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087cm" svg:height="1.63cm" draw:transform="rotate (-0.779638576865868) translate (10.768cm 6.1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3" draw:layer="layout" svg:width="3.321cm" svg:height="0.962cm" svg:x="4.175cm" svg:y="14.589cm">
          <draw:text-box>
            <text:p text:style-name="P3"><text:span text:style-name="T2">active site</text:span></text:p>
          </draw:text-box>
        </draw:frame>
        <draw:frame draw:style-name="gr4" draw:text-style-name="P5" draw:layer="layout" svg:width="3.812cm" svg:height="0.962cm" svg:x="17.129cm" svg:y="14.516cm">
          <draw:text-box>
            <text:p text:style-name="P4"><text:span text:style-name="T3">passive sit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